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2000007F000025D900001EC4020A82B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Inconsolata" svg:font-family="Inconsolata"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paragraph-properties fo:text-align="start" style:justify-single-word="false"/>
      <style:text-properties style:font-name="Arial"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Arial" fo:font-size="40pt" fo:font-weight="normal" style:font-size-asian="40pt" style:font-weight-asian="normal" style:font-size-complex="40pt" style:font-weight-complex="normal"/>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paragraph-properties fo:text-align="justify" style:justify-single-word="false"/>
      <style:text-properties style:font-name="Arial" fo:font-size="12pt" officeooo:rsid="0013422f" officeooo:paragraph-rsid="0013422f" style:font-size-asian="12pt"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officeooo:paragraph-rsid="00192c36"/>
    </style:style>
    <style:style style:name="P9" style:family="paragraph" style:parent-style-name="Standard">
      <style:text-properties officeooo:paragraph-rsid="001f50f2"/>
    </style:style>
    <style:style style:name="P10" style:family="paragraph" style:parent-style-name="Standard">
      <style:text-properties officeooo:paragraph-rsid="0020e9d1"/>
    </style:style>
    <style:style style:name="P11" style:family="paragraph" style:parent-style-name="Standard">
      <style:text-properties officeooo:paragraph-rsid="002190f0"/>
    </style:style>
    <style:style style:name="P12" style:family="paragraph" style:parent-style-name="Standard">
      <style:text-properties officeooo:paragraph-rsid="002303b1"/>
    </style:style>
    <style:style style:name="P13" style:family="paragraph" style:parent-style-name="Standard">
      <style:text-properties officeooo:paragraph-rsid="0026bc9e"/>
    </style:style>
    <style:style style:name="P14" style:family="paragraph" style:parent-style-name="Standard" style:master-page-name="Standard">
      <style:paragraph-properties fo:text-align="center" style:justify-single-word="false" style:page-number="auto"/>
      <style:text-properties style:font-name="Arial"/>
    </style:style>
    <style:style style:name="P15" style:family="paragraph" style:parent-style-name="Standard">
      <style:paragraph-properties fo:text-align="center" style:justify-single-word="false"/>
      <style:text-properties style:font-name="Arial" fo:font-size="36pt" fo:font-weight="normal" officeooo:rsid="00154472" officeooo:paragraph-rsid="00154472" style:font-size-asian="36pt" style:font-weight-asian="normal" style:font-size-complex="36pt" style:font-weight-complex="normal"/>
    </style:style>
    <style:style style:name="P16" style:family="paragraph" style:parent-style-name="Standard">
      <style:paragraph-properties fo:text-align="justify" style:justify-single-word="false"/>
      <style:text-properties style:font-name="Arial" fo:font-size="12pt" style:font-size-asian="12pt" style:font-size-complex="12pt"/>
    </style:style>
    <style:style style:name="P17" style:family="paragraph" style:parent-style-name="Standard">
      <style:paragraph-properties fo:text-align="justify" style:justify-single-word="false"/>
      <style:text-properties style:font-name="Arial" fo:font-size="12pt" officeooo:paragraph-rsid="004fa058" style:font-size-asian="12pt" style:font-size-complex="12pt"/>
    </style:style>
    <style:style style:name="P18" style:family="paragraph" style:parent-style-name="Standard">
      <style:paragraph-properties fo:text-align="justify" style:justify-single-word="false"/>
      <style:text-properties style:font-name="Arial" fo:font-size="12pt" officeooo:paragraph-rsid="00514b4c" style:font-size-asian="12pt" style:font-size-complex="12pt"/>
    </style:style>
    <style:style style:name="P19" style:family="paragraph" style:parent-style-name="Standard">
      <style:paragraph-properties fo:text-align="justify" style:justify-single-word="false"/>
      <style:text-properties style:font-name="Arial" fo:font-size="12pt" officeooo:paragraph-rsid="0052e886" style:font-size-asian="12pt" style:font-size-complex="12pt"/>
    </style:style>
    <style:style style:name="P20" style:family="paragraph" style:parent-style-name="Standard">
      <style:text-properties officeooo:rsid="00192c36" officeooo:paragraph-rsid="00192c36"/>
    </style:style>
    <style:style style:name="P21" style:family="paragraph" style:parent-style-name="Standard" style:list-style-name="L1">
      <style:text-properties officeooo:rsid="00192c36" officeooo:paragraph-rsid="00192c36"/>
    </style:style>
    <style:style style:name="P22" style:family="paragraph" style:parent-style-name="Standard" style:list-style-name="L1">
      <style:text-properties officeooo:paragraph-rsid="00192c36"/>
    </style:style>
    <style:style style:name="P23" style:family="paragraph" style:parent-style-name="Standard" style:list-style-name="L2">
      <style:text-properties officeooo:rsid="001b451d" officeooo:paragraph-rsid="001b451d"/>
    </style:style>
    <style:style style:name="P24" style:family="paragraph" style:parent-style-name="Standard">
      <style:text-properties officeooo:rsid="001bb114" officeooo:paragraph-rsid="001bb114"/>
    </style:style>
    <style:style style:name="P25" style:family="paragraph" style:parent-style-name="Standard">
      <style:text-properties officeooo:rsid="001f50f2" officeooo:paragraph-rsid="001f50f2"/>
    </style:style>
    <style:style style:name="P26" style:family="paragraph" style:parent-style-name="Standard" style:list-style-name="L3">
      <style:text-properties officeooo:rsid="001f50f2" officeooo:paragraph-rsid="001f50f2"/>
    </style:style>
    <style:style style:name="P27" style:family="paragraph" style:parent-style-name="Standard" style:list-style-name="L3">
      <style:text-properties officeooo:paragraph-rsid="001f50f2"/>
    </style:style>
    <style:style style:name="P28" style:family="paragraph" style:parent-style-name="Standard">
      <style:text-properties officeooo:rsid="0024cb29" officeooo:paragraph-rsid="002303b1"/>
    </style:style>
    <style:style style:name="P29" style:family="paragraph" style:parent-style-name="Standard" style:list-style-name="L4"/>
    <style:style style:name="P30" style:family="paragraph" style:parent-style-name="Standard" style:list-style-name="L4">
      <style:text-properties officeooo:rsid="0026bc9e"/>
    </style:style>
    <style:style style:name="P31" style:family="paragraph" style:parent-style-name="Standard" style:list-style-name="L5"/>
    <style:style style:name="P32" style:family="paragraph" style:parent-style-name="Standard" style:list-style-name="L8">
      <style:text-properties officeooo:paragraph-rsid="0035be51"/>
    </style:style>
    <style:style style:name="P33" style:family="paragraph" style:parent-style-name="Standard" style:list-style-name="L8">
      <style:text-properties officeooo:paragraph-rsid="00369ad5"/>
    </style:style>
    <style:style style:name="P34" style:family="paragraph" style:parent-style-name="Standard">
      <style:text-properties officeooo:paragraph-rsid="00289664"/>
    </style:style>
    <style:style style:name="P35" style:family="paragraph" style:parent-style-name="Standard">
      <style:text-properties officeooo:paragraph-rsid="002b467d"/>
    </style:style>
    <style:style style:name="P36" style:family="paragraph" style:parent-style-name="Standard">
      <style:text-properties officeooo:paragraph-rsid="002d948e"/>
    </style:style>
    <style:style style:name="P37" style:family="paragraph" style:parent-style-name="Standard" style:list-style-name="L15">
      <style:text-properties officeooo:paragraph-rsid="002d948e"/>
    </style:style>
    <style:style style:name="P38" style:family="paragraph" style:parent-style-name="Standard" style:list-style-name="L15">
      <style:text-properties officeooo:paragraph-rsid="00325de1"/>
    </style:style>
    <style:style style:name="P39" style:family="paragraph" style:parent-style-name="Standard">
      <style:text-properties officeooo:paragraph-rsid="002f7777"/>
    </style:style>
    <style:style style:name="P40" style:family="paragraph" style:parent-style-name="Standard" style:list-style-name="L16">
      <style:text-properties officeooo:paragraph-rsid="00307a83"/>
    </style:style>
    <style:style style:name="P41" style:family="paragraph" style:parent-style-name="Standard" style:list-style-name="L16">
      <style:text-properties officeooo:paragraph-rsid="00325de1"/>
    </style:style>
    <style:style style:name="P42" style:family="paragraph" style:parent-style-name="Standard">
      <style:text-properties officeooo:paragraph-rsid="0013422f"/>
    </style:style>
    <style:style style:name="P43" style:family="paragraph" style:parent-style-name="Standard">
      <style:text-properties officeooo:paragraph-rsid="0033db44"/>
    </style:style>
    <style:style style:name="P44" style:family="paragraph" style:parent-style-name="Standard" style:list-style-name="L17">
      <style:text-properties officeooo:paragraph-rsid="0035be51"/>
    </style:style>
    <style:style style:name="P45" style:family="paragraph" style:parent-style-name="Standard">
      <style:text-properties officeooo:paragraph-rsid="00378b47"/>
    </style:style>
    <style:style style:name="P46" style:family="paragraph" style:parent-style-name="Standard">
      <style:text-properties officeooo:paragraph-rsid="00383fe3"/>
    </style:style>
    <style:style style:name="P47" style:family="paragraph" style:parent-style-name="Standard" style:list-style-name="L18">
      <style:text-properties officeooo:paragraph-rsid="0038806f"/>
    </style:style>
    <style:style style:name="P48" style:family="paragraph" style:parent-style-name="Standard">
      <style:text-properties officeooo:paragraph-rsid="0038806f"/>
    </style:style>
    <style:style style:name="P49" style:family="paragraph" style:parent-style-name="Standard" style:list-style-name="L19">
      <style:text-properties officeooo:paragraph-rsid="0038806f"/>
    </style:style>
    <style:style style:name="P50" style:family="paragraph" style:parent-style-name="Standard" style:list-style-name="L19">
      <style:text-properties officeooo:paragraph-rsid="0039e1ab"/>
    </style:style>
    <style:style style:name="P51" style:family="paragraph" style:parent-style-name="Standard">
      <style:text-properties officeooo:paragraph-rsid="0039e1ab"/>
    </style:style>
    <style:style style:name="P52" style:family="paragraph" style:parent-style-name="Standard">
      <style:text-properties officeooo:paragraph-rsid="003b997d"/>
    </style:style>
    <style:style style:name="P53" style:family="paragraph" style:parent-style-name="Standard" style:list-style-name="L20">
      <style:text-properties officeooo:paragraph-rsid="003d7789"/>
    </style:style>
    <style:style style:name="P54" style:family="paragraph" style:parent-style-name="Standard">
      <style:text-properties officeooo:paragraph-rsid="003d7789"/>
    </style:style>
    <style:style style:name="P55" style:family="paragraph" style:parent-style-name="Standard">
      <style:text-properties officeooo:paragraph-rsid="003dbde1"/>
    </style:style>
    <style:style style:name="P56" style:family="paragraph" style:parent-style-name="Standard" style:list-style-name="L20">
      <style:paragraph-properties fo:text-align="start" style:justify-single-word="false"/>
      <style:text-properties officeooo:paragraph-rsid="003fd654"/>
    </style:style>
    <style:style style:name="P57" style:family="paragraph" style:parent-style-name="Standard">
      <style:text-properties officeooo:paragraph-rsid="0042d97e"/>
    </style:style>
    <style:style style:name="P58" style:family="paragraph" style:parent-style-name="Standard">
      <style:text-properties officeooo:paragraph-rsid="0044cb90"/>
    </style:style>
    <style:style style:name="P59" style:family="paragraph" style:parent-style-name="Standard" style:list-style-name="L23">
      <style:text-properties officeooo:paragraph-rsid="0044cb90"/>
    </style:style>
    <style:style style:name="P60" style:family="paragraph" style:parent-style-name="Standard" style:list-style-name="L23">
      <style:text-properties officeooo:paragraph-rsid="0049a3b5"/>
    </style:style>
    <style:style style:name="P61" style:family="paragraph" style:parent-style-name="Standard">
      <style:text-properties officeooo:paragraph-rsid="004829fc"/>
    </style:style>
    <style:style style:name="P62" style:family="paragraph" style:parent-style-name="Standard" style:list-style-name="L24">
      <style:text-properties officeooo:paragraph-rsid="0049a3b5"/>
    </style:style>
    <style:style style:name="P63" style:family="paragraph" style:parent-style-name="Standard">
      <style:text-properties style:font-name="Arial" fo:font-size="12pt" officeooo:paragraph-rsid="0044cb90" style:font-size-asian="12pt" style:font-size-complex="12pt"/>
    </style:style>
    <style:style style:name="P64" style:family="paragraph" style:parent-style-name="Standard">
      <style:text-properties officeooo:paragraph-rsid="004f74a5"/>
    </style:style>
    <style:style style:name="P65" style:family="paragraph" style:parent-style-name="Heading_20_1">
      <style:paragraph-properties fo:break-before="page"/>
    </style:style>
    <style:style style:name="P66" style:family="paragraph" style:parent-style-name="Heading_20_2">
      <style:text-properties officeooo:rsid="00192c36" officeooo:paragraph-rsid="00192c36"/>
    </style:style>
    <style:style style:name="P67" style:family="paragraph" style:parent-style-name="Heading_20_2">
      <style:text-properties officeooo:rsid="001bb114"/>
    </style:style>
    <style:style style:name="P68" style:family="paragraph" style:parent-style-name="Heading_20_2">
      <style:text-properties officeooo:rsid="0026bc9e" officeooo:paragraph-rsid="0026bc9e"/>
    </style:style>
    <style:style style:name="P69" style:family="paragraph" style:parent-style-name="Heading_20_2">
      <style:text-properties officeooo:paragraph-rsid="00289664"/>
    </style:style>
    <style:style style:name="P70" style:family="paragraph" style:parent-style-name="Heading_20_2">
      <style:text-properties officeooo:paragraph-rsid="0040eca5"/>
    </style:style>
    <style:style style:name="P71" style:family="paragraph" style:parent-style-name="Heading_20_2">
      <style:text-properties officeooo:paragraph-rsid="004f74a5"/>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13422f"/>
    </style:style>
    <style:style style:name="T2" style:family="text">
      <style:text-properties fo:font-weight="normal" style:font-weight-asian="normal" style:font-weight-complex="normal"/>
    </style:style>
    <style:style style:name="T3" style:family="text">
      <style:text-properties officeooo:rsid="00192c36"/>
    </style:style>
    <style:style style:name="T4" style:family="text">
      <style:text-properties style:font-name="Inconsolata" fo:font-size="13pt" fo:font-weight="bold" style:font-size-asian="13pt" style:font-weight-asian="bold" style:font-size-complex="13pt" style:font-weight-complex="bold"/>
    </style:style>
    <style:style style:name="T5" style:family="text">
      <style:text-properties style:font-name="Inconsolata" fo:font-size="13pt" fo:font-weight="bold" officeooo:rsid="00192c36" style:font-size-asian="13pt" style:font-weight-asian="bold" style:font-size-complex="13pt" style:font-weight-complex="bold"/>
    </style:style>
    <style:style style:name="T6" style:family="text">
      <style:text-properties style:font-name="Inconsolata" fo:font-size="13pt" fo:font-weight="bold" officeooo:rsid="001a2e96" style:font-size-asian="13pt" style:font-weight-asian="bold" style:font-size-complex="13pt" style:font-weight-complex="bold"/>
    </style:style>
    <style:style style:name="T7" style:family="text">
      <style:text-properties style:font-name="Inconsolata" fo:font-size="13pt" fo:font-weight="bold" officeooo:rsid="001f50f2" style:font-size-asian="13pt" style:font-weight-asian="bold" style:font-size-complex="13pt" style:font-weight-complex="bold"/>
    </style:style>
    <style:style style:name="T8" style:family="text">
      <style:text-properties style:font-name="Inconsolata" fo:font-size="13pt" fo:font-weight="bold" officeooo:rsid="0026bc9e" style:font-size-asian="13pt" style:font-weight-asian="bold" style:font-size-complex="13pt" style:font-weight-complex="bold"/>
    </style:style>
    <style:style style:name="T9" style:family="text">
      <style:text-properties officeooo:rsid="001a2e96"/>
    </style:style>
    <style:style style:name="T10" style:family="text">
      <style:text-properties officeooo:rsid="001b451d"/>
    </style:style>
    <style:style style:name="T11" style:family="text">
      <style:text-properties officeooo:rsid="001f50f2"/>
    </style:style>
    <style:style style:name="T12" style:family="text">
      <style:text-properties officeooo:rsid="0020e9d1"/>
    </style:style>
    <style:style style:name="T13" style:family="text">
      <style:text-properties officeooo:rsid="0021344d"/>
    </style:style>
    <style:style style:name="T14" style:family="text">
      <style:text-properties officeooo:rsid="002190f0"/>
    </style:style>
    <style:style style:name="T15" style:family="text">
      <style:text-properties officeooo:rsid="002303b1"/>
    </style:style>
    <style:style style:name="T16" style:family="text">
      <style:text-properties officeooo:rsid="0024cb29"/>
    </style:style>
    <style:style style:name="T17" style:family="text">
      <style:text-properties officeooo:rsid="0026bc9e"/>
    </style:style>
    <style:style style:name="T18" style:family="text">
      <style:text-properties officeooo:rsid="00289664"/>
    </style:style>
    <style:style style:name="T19" style:family="text">
      <style:text-properties officeooo:rsid="0029e782"/>
    </style:style>
    <style:style style:name="T20" style:family="text">
      <style:text-properties officeooo:rsid="002b467d"/>
    </style:style>
    <style:style style:name="T21" style:family="text">
      <style:text-properties officeooo:rsid="002d948e"/>
    </style:style>
    <style:style style:name="T22" style:family="text">
      <style:text-properties officeooo:rsid="002f4755"/>
    </style:style>
    <style:style style:name="T23" style:family="text">
      <style:text-properties officeooo:rsid="002f7777"/>
    </style:style>
    <style:style style:name="T24" style:family="text">
      <style:text-properties officeooo:rsid="00307a83"/>
    </style:style>
    <style:style style:name="T25" style:family="text">
      <style:text-properties style:font-name="Inconsolata" fo:font-size="13pt" officeooo:rsid="00369ad5" style:font-size-asian="13pt" style:font-size-complex="13pt"/>
    </style:style>
    <style:style style:name="T26" style:family="text">
      <style:text-properties style:font-name="Inconsolata" fo:font-size="13pt" officeooo:rsid="003dbde1" style:font-size-asian="13pt" style:font-size-complex="13pt"/>
    </style:style>
    <style:style style:name="T27" style:family="text">
      <style:text-properties style:font-name="Inconsolata" fo:font-size="13pt" fo:font-weight="bold" officeooo:rsid="002d948e" style:font-size-asian="13pt" style:font-weight-asian="bold" style:font-size-complex="13pt" style:font-weight-complex="bold"/>
    </style:style>
    <style:style style:name="T28" style:family="text">
      <style:text-properties style:font-name="Inconsolata" fo:font-size="13pt" fo:font-weight="bold" officeooo:rsid="0033db44" style:font-size-asian="13pt" style:font-weight-asian="bold" style:font-size-complex="13pt" style:font-weight-complex="bold"/>
    </style:style>
    <style:style style:name="T29" style:family="text">
      <style:text-properties style:font-name="Inconsolata" fo:font-size="13pt" fo:font-weight="normal" officeooo:rsid="0035be51" style:font-size-asian="13pt" style:font-weight-asian="normal" style:font-size-complex="13pt" style:font-weight-complex="normal"/>
    </style:style>
    <style:style style:name="T30" style:family="text">
      <style:text-properties style:font-name="Inconsolata" fo:font-size="13pt" fo:font-weight="normal" officeooo:rsid="00383fe3" style:font-size-asian="13pt" style:font-weight-asian="normal" style:font-size-complex="13pt" style:font-weight-complex="normal"/>
    </style:style>
    <style:style style:name="T31" style:family="text">
      <style:text-properties fo:color="#333333" style:font-name="Inconsolata" fo:font-size="13pt" fo:language="fr" fo:country="FR" fo:font-weight="bold" officeooo:rsid="002d948e" style:font-name-asian="Times New Roman" style:font-size-asian="13pt" style:font-weight-asian="bold" style:font-name-complex="Times New Roman" style:font-size-complex="13pt" style:language-complex="ar" style:country-complex="SA" style:font-weight-complex="bold"/>
    </style:style>
    <style:style style:name="T32" style:family="text">
      <style:text-properties fo:color="#333333" style:font-name="Inconsolata" fo:font-size="13pt" fo:language="fr" fo:country="FR" fo:font-weight="bold" officeooo:rsid="00383fe3" style:font-name-asian="Times New Roman" style:font-size-asian="13pt" style:font-weight-asian="bold" style:font-name-complex="Times New Roman" style:font-size-complex="13pt" style:language-complex="ar" style:country-complex="SA" style:font-weight-complex="bold"/>
    </style:style>
    <style:style style:name="T33" style:family="text">
      <style:text-properties fo:color="#333333" style:font-name="Inconsolata" fo:font-size="13pt" fo:language="fr" fo:country="FR" fo:font-weight="bold" officeooo:rsid="003dbde1" style:font-name-asian="Times New Roman" style:font-size-asian="13pt" style:font-weight-asian="bold" style:font-name-complex="Times New Roman" style:font-size-complex="13pt" style:language-complex="ar" style:country-complex="SA" style:font-weight-complex="bold"/>
    </style:style>
    <style:style style:name="T34" style:family="text">
      <style:text-properties fo:color="#333333" style:font-name="Inconsolata" fo:font-size="13pt" fo:language="fr" fo:country="FR" fo:font-weight="normal" officeooo:rsid="002d948e" style:font-name-asian="Times New Roman" style:font-size-asian="13pt" style:font-weight-asian="normal" style:font-name-complex="Times New Roman" style:font-size-complex="13pt" style:language-complex="ar" style:country-complex="SA" style:font-weight-complex="normal"/>
    </style:style>
    <style:style style:name="T35" style:family="text">
      <style:text-properties fo:color="#333333" style:font-name="Inconsolata" fo:font-size="13pt" fo:language="fr" fo:country="FR" fo:font-weight="normal" officeooo:rsid="00383fe3" style:font-name-asian="Times New Roman" style:font-size-asian="13pt" style:font-weight-asian="normal" style:font-name-complex="Times New Roman" style:font-size-complex="13pt" style:language-complex="ar" style:country-complex="SA" style:font-weight-complex="normal"/>
    </style:style>
    <style:style style:name="T36" style:family="text">
      <style:text-properties fo:color="#333333" style:font-name="Inconsolata" fo:font-size="13pt" fo:language="fr" fo:country="FR" officeooo:rsid="00369ad5" style:font-name-asian="Times New Roman" style:font-size-asian="13pt" style:font-name-complex="Times New Roman" style:font-size-complex="13pt" style:language-complex="ar" style:country-complex="SA"/>
    </style:style>
    <style:style style:name="T37" style:family="text">
      <style:text-properties fo:color="#333333" style:font-name="Inconsolata" fo:font-size="13pt" fo:language="fr" fo:country="FR" officeooo:rsid="00383fe3" style:font-name-asian="Times New Roman" style:font-size-asian="13pt" style:font-name-complex="Times New Roman" style:font-size-complex="13pt" style:language-complex="ar" style:country-complex="SA"/>
    </style:style>
    <style:style style:name="T38" style:family="text">
      <style:text-properties fo:color="#333333" style:font-name="Inconsolata" fo:font-size="13pt" fo:language="fr" fo:country="FR" officeooo:rsid="003dbde1" style:font-name-asian="Times New Roman" style:font-size-asian="13pt" style:font-name-complex="Times New Roman" style:font-size-complex="13pt" style:language-complex="ar" style:country-complex="SA"/>
    </style:style>
    <style:style style:name="T39" style:family="text">
      <style:text-properties fo:color="#333333" style:font-name="Arial" fo:font-size="12pt" fo:language="fr" fo:country="FR" officeooo:rsid="004829fc" style:font-name-asian="Times New Roman" style:font-size-asian="12pt" style:font-name-complex="Times New Roman" style:font-size-complex="12pt" style:language-complex="ar" style:country-complex="SA"/>
    </style:style>
    <style:style style:name="T40" style:family="text">
      <style:text-properties officeooo:rsid="00325de1"/>
    </style:style>
    <style:style style:name="T41" style:family="text">
      <style:text-properties officeooo:rsid="0033db44"/>
    </style:style>
    <style:style style:name="T42" style:family="text">
      <style:text-properties officeooo:rsid="0035be51"/>
    </style:style>
    <style:style style:name="T43" style:family="text">
      <style:text-properties officeooo:rsid="00369ad5"/>
    </style:style>
    <style:style style:name="T44" style:family="text">
      <style:text-properties officeooo:rsid="0036d5a1"/>
    </style:style>
    <style:style style:name="T45" style:family="text">
      <style:text-properties fo:font-style="italic" officeooo:rsid="0036d5a1" style:font-style-asian="italic" style:font-style-complex="italic"/>
    </style:style>
    <style:style style:name="T46" style:family="text">
      <style:text-properties fo:font-style="italic" officeooo:rsid="003d7789" style:font-style-asian="italic" style:font-style-complex="italic"/>
    </style:style>
    <style:style style:name="T47" style:family="text">
      <style:text-properties officeooo:rsid="00378b47"/>
    </style:style>
    <style:style style:name="T48" style:family="text">
      <style:text-properties officeooo:rsid="0038028e"/>
    </style:style>
    <style:style style:name="T49" style:family="text">
      <style:text-properties officeooo:rsid="00383fe3"/>
    </style:style>
    <style:style style:name="T50" style:family="text">
      <style:text-properties officeooo:rsid="0038806f"/>
    </style:style>
    <style:style style:name="T51" style:family="text">
      <style:text-properties officeooo:rsid="0039e1ab"/>
    </style:style>
    <style:style style:name="T52" style:family="text">
      <style:text-properties officeooo:rsid="003b997d"/>
    </style:style>
    <style:style style:name="T53" style:family="text">
      <style:text-properties officeooo:rsid="003d7789"/>
    </style:style>
    <style:style style:name="T54" style:family="text">
      <style:text-properties officeooo:rsid="003dbde1"/>
    </style:style>
    <style:style style:name="T55" style:family="text">
      <style:text-properties officeooo:rsid="003fd654"/>
    </style:style>
    <style:style style:name="T56" style:family="text">
      <style:text-properties officeooo:rsid="0040eca5"/>
    </style:style>
    <style:style style:name="T57" style:family="text">
      <style:text-properties officeooo:rsid="0042d97e"/>
    </style:style>
    <style:style style:name="T58" style:family="text">
      <style:text-properties officeooo:rsid="0044cb90"/>
    </style:style>
    <style:style style:name="T59" style:family="text">
      <style:text-properties officeooo:rsid="004829fc"/>
    </style:style>
    <style:style style:name="T60" style:family="text">
      <style:text-properties officeooo:rsid="0049a3b5"/>
    </style:style>
    <style:style style:name="T61" style:family="text">
      <style:text-properties officeooo:rsid="004b055b"/>
    </style:style>
    <style:style style:name="T62" style:family="text">
      <style:text-properties officeooo:rsid="004c4388"/>
    </style:style>
    <style:style style:name="T63" style:family="text">
      <style:text-properties officeooo:rsid="004d6321"/>
    </style:style>
    <style:style style:name="T64" style:family="text">
      <style:text-properties officeooo:rsid="004da840"/>
    </style:style>
    <style:style style:name="T65" style:family="text">
      <style:text-properties officeooo:rsid="004f74a5"/>
    </style:style>
    <style:style style:name="T66" style:family="text">
      <style:text-properties officeooo:rsid="004fa058"/>
    </style:style>
    <style:style style:name="T67" style:family="text">
      <style:text-properties officeooo:rsid="00514b4c"/>
    </style:style>
    <style:style style:name="T68" style:family="text">
      <style:text-properties officeooo:rsid="0052e8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text:anchor-type="as-char" draw:z-index="0" draw:style-name="gr1" draw:text-style-name="P72" svg:width="4.072cm" svg:height="3.31cm"><draw:image xlink:href="Pictures/2000007F000025D900001EC4020A82B8.svm" xlink:type="simple" xlink:show="embed" xlink:actuate="onLoad"><text:p/></draw:image></draw:frame></text:p>
      <text:p text:style-name="P1"/>
      <text:p text:style-name="P1"/>
      <text:p text:style-name="P3">HTML 5</text:p>
      <text:p text:style-name="P3">En pratique</text:p>
      <text:p text:style-name="P1"/>
      <text:p text:style-name="P1"/>
      <text:p text:style-name="P15">Exercices</text:p>
      <text:p text:style-name="P2"/>
      <text:p text:style-name="P6"/>
      <text:h text:style-name="P65" text:outline-level="1"><text:span text:style-name="T2">Structure</text:span> et sémantique</text:h>
      <text:p text:style-name="P20">Dans ce premier exercice, nous allons tout d'abord mettre en forme un contenu existant (une liste d'articles) en tirant parti des nouvelles balises sémantiques de HTML5, puis nous développerons un formulaire d'inscription moderne et robuste.</text:p>
      <text:p text:style-name="P20"/>
      <text:p text:style-name="P20">Le style graphique n'est pour le moment pas important, il fera l'objet du prochain exercice.</text:p>
      <text:p text:style-name="P20"/>
      <text:h text:style-name="P66" text:outline-level="2">Mise en forme d'une liste d'articles</text:h>
      <text:p text:style-name="Style_20_par_20_aut"><text:span text:style-name="T3">Le fichier </text:span><text:span text:style-name="T5">news.txt</text:span><text:span text:style-name="T3"> contient une liste d'articles que nous souhaitons structurer en vue de leur présentation sur Internet.</text:span></text:p>
      <text:p text:style-name="P20"/>
      <text:p text:style-name="P8"><text:span text:style-name="T3">Pour cela, </text:span><text:span text:style-name="T10">développez</text:span><text:span text:style-name="T3"> une page </text:span><text:span text:style-name="T6">index.html</text:span><text:span text:style-name="T9"> </text:span><text:span text:style-name="T3">contenant </text:span></text:p>
      <text:list xml:id="list5022002340298755462" text:style-name="L1">
        <text:list-item>
          <text:p text:style-name="P21">un en-tête, </text:p>
        </text:list-item>
        <text:list-item>
          <text:p text:style-name="P21">une barre de navigation,</text:p>
        </text:list-item>
        <text:list-item>
          <text:p text:style-name="P21">une section centrale contenant les articles, </text:p>
        </text:list-item>
        <text:list-item>
          <text:p text:style-name="P21">un pied de page affichant le logo Zenika</text:p>
        </text:list-item>
        <text:list-item>
          <text:p text:style-name="P22"><text:span text:style-name="T3">un </text:span><text:span text:style-name="T10">menu flottant</text:span><text:span text:style-name="T3"> </text:span><text:span text:style-name="T10">proposant des liens "Actualités" et "Localiser l'événement".</text:span></text:p>
        </text:list-item>
      </text:list>
      <text:p text:style-name="P20"/>
      <text:p text:style-name="P8"><text:span text:style-name="T3">Chaque article est composé </text:span><text:span text:style-name="T10">de</text:span></text:p>
      <text:list xml:id="list3167666830067106052" text:style-name="L2">
        <text:list-item>
          <text:p text:style-name="P23">un titre,</text:p>
        </text:list-item>
        <text:list-item>
          <text:p text:style-name="P23">des méta-données comme l'auteur et la date de publication,</text:p>
        </text:list-item>
        <text:list-item>
          <text:p text:style-name="P23">d'un contenu rédactionnel déjà formaté</text:p>
        </text:list-item>
      </text:list>
      <text:p text:style-name="P20"/>
      <text:p text:style-name="P24">Prêtez une attention partiuclière au doctype et à l'encodage de la page.</text:p>
      <text:p text:style-name="P20"/>
      <text:h text:style-name="P67" text:outline-level="2">Conception d'un formulaire</text:h>
      <text:p text:style-name="P25">Le visiteur de notre site doit pouvoir s'inscrire pour participer aux événements.</text:p>
      <text:p text:style-name="P25"/>
      <text:p text:style-name="P9"><text:span text:style-name="T11">Dans la page </text:span><text:span text:style-name="T7">inscription.html</text:span><text:span text:style-name="T11">, développez un formulaire d'inscription contenant les champs suivants : </text:span></text:p>
      <text:list xml:id="list5207632620946908230" text:style-name="L3">
        <text:list-item>
          <text:p text:style-name="P26">nom (requis, type texte )</text:p>
        </text:list-item>
        <text:list-item>
          <text:p text:style-name="P26">prénom (requis, type texte )</text:p>
        </text:list-item>
        <text:list-item>
          <text:p text:style-name="P27"><text:span text:style-name="T12">d</text:span><text:span text:style-name="T11">ate de naissance (type date )</text:span></text:p>
        </text:list-item>
        <text:list-item>
          <text:p text:style-name="P27"><text:span text:style-name="T12">so</text:span><text:span text:style-name="T11">ciété (type texte)</text:span></text:p>
        </text:list-item>
        <text:list-item>
          <text:p text:style-name="P27"><text:span text:style-name="T12">e</text:span><text:span text:style-name="T11">mail (requis, type email )</text:span></text:p>
        </text:list-item>
        <text:list-item>
          <text:p text:style-name="P27"><text:span text:style-name="T12">e</text:span><text:span text:style-name="T11">mail</text:span><text:span text:style-name="T13">2</text:span><text:span text:style-name="T11"> (requis, type email , </text:span><text:span text:style-name="T13">et doit correspondre au premier email</text:span><text:span text:style-name="T11">)</text:span></text:p>
        </text:list-item>
        <text:list-item>
          <text:p text:style-name="P27"><text:soft-page-break/><text:span text:style-name="T12">t</text:span><text:span text:style-name="T11">éléphone (type tel )</text:span></text:p>
        </text:list-item>
        <text:list-item>
          <text:p text:style-name="P27"><text:span text:style-name="T12">n</text:span><text:span text:style-name="T11">ombre de jours (requis, nombre entre 1 et 2 inclus)</text:span></text:p>
        </text:list-item>
        <text:list-item>
          <text:p text:style-name="P27"><text:span text:style-name="T12">n</text:span><text:span text:style-name="T11">ombre de places (requis, nombre entre 1 et 5)</text:span></text:p>
        </text:list-item>
      </text:list>
      <text:p text:style-name="P25"/>
      <text:p text:style-name="P10"><text:span text:style-name="T12">N'oubliez pas d'ajouter les propriétés nécessaires pour la validation des champs, </text:span><text:span text:style-name="T13">ainsi que pour améliorer l'expérience utilisateur (placeholders, messages...)</text:span></text:p>
      <text:p text:style-name="P25"/>
      <text:p text:style-name="P25">Ajoutez également un composant de type output (type text), qui permettra d'afficher le prix total de la réservation.</text:p>
      <text:p text:style-name="Standard"/>
      <text:h text:style-name="P65" text:outline-level="1">CSS</text:h>
      <text:p text:style-name="P11"><text:span text:style-name="T14">Dans le précédent exercice, nous avons mis en place la structure des pages d'accueil et d'inscription. Il est maintenant temps de les rendre présentables, en leur appliquant un style graphique </text:span><text:span text:style-name="T15">sympathique</text:span><text:span text:style-name="T14">.</text:span></text:p>
      <text:p text:style-name="Standard"/>
      <text:p text:style-name="P12"><text:span text:style-name="T15">Les captures d'écran fournies avec le TP </text:span><text:span text:style-name="T16">vous serviront de guide.</text:span></text:p>
      <text:p text:style-name="P28"/>
      <text:h text:style-name="P68" text:outline-level="2">Quelques pistes</text:h>
      <text:p text:style-name="P13"><text:span text:style-name="T17">Pour la page </text:span><text:span text:style-name="T8">index.html</text:span> </text:p>
      <text:list xml:id="list8695125886654157636" text:style-name="L4">
        <text:list-item>
          <text:p text:style-name="P30">La barre de navigation est une liste de liens ; chaque item est flotté à gauche.</text:p>
        </text:list-item>
        <text:list-item>
          <text:p text:style-name="P29">Article : Définir une marge</text:p>
        </text:list-item>
        <text:list-item>
          <text:p text:style-name="P29">Section : flotte à gauche</text:p>
        </text:list-item>
        <text:list-item>
          <text:p text:style-name="P29"><text:span text:style-name="T17">Menu latéral : </text:span>flotte à droite</text:p>
        </text:list-item>
        <text:list-item>
          <text:p text:style-name="P29">Figure : flotte à gauche et a une bordure</text:p>
        </text:list-item>
        <text:list-item>
          <text:p text:style-name="P29">body : Largeur 90% avec un légère ombre</text:p>
        </text:list-item>
        <text:list-item>
          <text:p text:style-name="P29">Header : Intègre un dégradé</text:p>
        </text:list-item>
        <text:list-item>
          <text:p text:style-name="P29">Logo dans Header : Animation <text:span text:style-name="T17">de l'effet lumineux (une "ombre" blanche)</text:span></text:p>
        </text:list-item>
      </text:list>
      <text:list xml:id="list7126665596601301115" text:style-name="L5">
        <text:list-header>
          <text:p text:style-name="P31"/>
        </text:list-header>
      </text:list>
      <text:p text:style-name="Standard"><text:span text:style-name="T17">Pour la page </text:span><text:span text:style-name="T4">inscription.html</text:span> </text:p>
      <text:list xml:id="list1398096350" text:continue-numbering="true" text:style-name="L5">
        <text:list-item>
          <text:p text:style-name="P31"><text:span text:style-name="T17">Le f</text:span>ormulaire <text:span text:style-name="T17">est </text:span>centré</text:p>
        </text:list-item>
        <text:list-item>
          <text:p text:style-name="P31">Légère ombre sur les input</text:p>
        </text:list-item>
        <text:list-item>
          <text:p text:style-name="P31">Animation <text:span text:style-name="T17">du bouton de soumission du formulaire</text:span></text:p>
        </text:list-item>
      </text:list>
      <text:h text:style-name="P65" text:outline-level="1">Géolocalisation et Drag'n'Drop</text:h>
      <text:h text:style-name="P69" text:outline-level="2"><text:span text:style-name="T18">Géolocalisation</text:span></text:h>
      <text:p text:style-name="P35"><text:span text:style-name="T19">Maintenant que l'utilisateur peut s'inscrire à la conférence, nous allons l'aider à s'y rendre en lui proposant une carte et un itinéraire </text:span><text:span text:style-name="T20">(voir les captures d'écran).</text:span></text:p>
      <text:p text:style-name="P35"><text:span text:style-name="T19"/></text:p>
      <text:p text:style-name="P36"><text:span text:style-name="T21">Actuellement, notre page d'accueil </text:span><text:span text:style-name="T27">index.html</text:span><text:span text:style-name="T21"> n'affiche que les actualités. Les liens du menu flottant (Actualités / Localiser l'événement) vont désormais nous permettre d'afficher au choix les actualités ou la carte Google Maps.</text:span></text:p>
      <text:list xml:id="list5597102476024702889" text:style-name="L15">
        <text:list-item>
          <text:p text:style-name="P37"><text:span text:style-name="T21">Créez un div d'id "</text:span><text:span text:style-name="T31">mapCanvas</text:span><text:span text:style-name="T21">" après la section contenant les actualités</text:span></text:p>
        </text:list-item>
        <text:list-item>
          <text:p text:style-name="P38"><text:span text:style-name="T21">Développez une fonction Javascript pour </text:span><text:span text:style-name="T22">basculer l'affichage entre le mode "actualités" et le mode "carte". </text:span></text:p>
        </text:list-item>
        <text:list-item>
          <text:p text:style-name="P38"><text:span text:style-name="T22">Appelez cette fonction depuis les liens du menu flottant.</text:span></text:p>
        </text:list-item>
      </text:list>
      <text:p text:style-name="P36"><text:span text:style-name="T22"/></text:p>
      <text:p text:style-name="P39"><text:span text:style-name="T23">Affichons maintenant la carte.</text:span></text:p>
      <text:p text:style-name="P39"><text:span text:style-name="T23"/></text:p>
      <text:p text:style-name="P39"><text:span text:style-name="T23">Dans un premier temps, nous nous contenterons d'une simple carte statique, sans contrôles interactifs, centrée sur notre localisation géographique.</text:span></text:p>
      <text:list xml:id="list268407923818004551" text:style-name="L16">
        <text:list-item>
          <text:p text:style-name="P40"><text:span text:style-name="T24">Lors du premier affichage de la carte, utilisez l'API de géolocalisation pour déterminer votre position</text:span></text:p>
        </text:list-item>
        <text:list-item>
          <text:p text:style-name="P40"><text:span text:style-name="T24">Affichez la carte centrée sur cette position, </text:span><text:span text:style-name="T40">en renseignant</text:span><text:span text:style-name="T24"> la propriété </text:span><text:span text:style-name="T34">src</text:span><text:span text:style-name="T24"> de la balise </text:span><text:span text:style-name="T34">&lt;img&gt;</text:span><text:span text:style-name="T24"> </text:span><text:span text:style-name="T40">affichant</text:span><text:span text:style-name="T24"> la carte.</text:span></text:p>
        </text:list-item>
        <text:list-item>
          <text:p text:style-name="P41"><text:span text:style-name="T40">Pensez à gérer les différents cas d'erreur</text:span></text:p>
        </text:list-item>
      </text:list>
      <text:p text:style-name="P39"><text:span text:style-name="T23"/></text:p>
      <text:p text:style-name="P43"><text:span text:style-name="T40">Nous allons maintenant remplacer la carte statique par une carte dynamique </text:span><text:span text:style-name="T41">indiquant non seulement l'emplacement de la conférence, mais également l'itinéraire conseillé pour s'y rendre </text:span><text:span text:style-name="T42">à partir de notre position</text:span><text:span text:style-name="T40">. </text:span></text:p>
      <text:p text:style-name="P43"><text:span text:style-name="T40"/></text:p>
      <text:p text:style-name="P43"><text:span text:style-name="T40">Il nous faudra pour cela utiliser l'API Google Maps ; </text:span><text:span text:style-name="T41">le script </text:span><text:span text:style-name="T28">geoloc.js</text:span><text:span text:style-name="T41"> contient déjà un squelette de code facilitant sa prise en main.</text:span></text:p>
      <text:list xml:id="list4143840573159942680" text:style-name="L17">
        <text:list-item>
          <text:p text:style-name="P44"><text:span text:style-name="T42">Remplacez la carte statique par une carte dynamique en appelant la méthode </text:span><text:span text:style-name="T29">initialize()</text:span><text:span text:style-name="T42"> lors du premier affichage de la carte</text:span></text:p>
        </text:list-item>
      </text:list>
      <text:list xml:id="list3674514231976420312" text:style-name="L8">
        <text:list-item>
          <text:p text:style-name="P32"><text:span text:style-name="T42">Ajoutez un bouton </text:span><text:span text:style-name="T43">au-dessus de la carte, intitulé "Se rendre à la conférence". Appeler la méthode </text:span><text:span text:style-name="T25">requestDirection()</text:span><text:span text:style-name="T43"> lors du clic.</text:span></text:p>
        </text:list-item>
        <text:list-item>
          <text:p text:style-name="P33"><text:span text:style-name="T43">Complétez la méthode </text:span><text:span text:style-name="T36">startGeolocation()</text:span><text:span text:style-name="T43">, pour initier une géolocalisation. Les méthodes </text:span><text:span text:style-name="T36">findPosition()</text:span><text:span text:style-name="T43"> et </text:span><text:span text:style-name="T36">handleError()</text:span><text:span text:style-name="T43">, à compléter également, s</text:span><text:span text:style-name="T44">ervent de </text:span><text:span text:style-name="T45">callback</text:span><text:span text:style-name="T44"> </text:span><text:span text:style-name="T43">respectivement en cas <text:s/>de succès et d'erreur de la géolocalisation.</text:span></text:p>
        </text:list-item>
      </text:list>
      <text:p text:style-name="P34"><text:span text:style-name="T18"/></text:p>
      <text:h text:style-name="Heading_20_2" text:outline-level="2"><text:soft-page-break/><text:span text:style-name="T18">Drag &amp; Drop</text:span></text:h>
      <text:p text:style-name="P45"><text:span text:style-name="T47">La conférence propose un certain nombre de sujets, parmi lesquels l'utilisateur doit choisir. </text:span><text:span text:style-name="T48">Pour cela, nous allons lui proposer une interface de type drag&amp;drop, très intuitive.</text:span></text:p>
      <text:p text:style-name="Standard"><text:span text:style-name="T18"/></text:p>
      <text:p text:style-name="P46"><text:span text:style-name="T49">Nous allons créer 2 pages : </text:span></text:p>
      <text:list xml:id="list7780941452572985679" text:style-name="L18">
        <text:list-item>
          <text:p text:style-name="P47"><text:span text:style-name="T30">agenda.html</text:span><text:span text:style-name="T49">, qui </text:span><text:span text:style-name="T50">récapitulera les sessions sélectionnées.</text:span></text:p>
        </text:list-item>
        <text:list-item>
          <text:p text:style-name="P47"><text:span text:style-name="T35">agenda-edit.html</text:span><text:span text:style-name="T50">, qui permettra de choisir les sessions</text:span></text:p>
          <text:p text:style-name="P47"><text:span text:style-name="T50"/></text:p>
        </text:list-item>
      </text:list>
      <text:p text:style-name="P48"><text:span text:style-name="T50">Page </text:span><text:span text:style-name="T32">agenda.html</text:span></text:p>
      <text:list xml:id="list6277309057036624416" text:style-name="L19">
        <text:list-item>
          <text:p text:style-name="P49"><text:span text:style-name="T50">Mettre en forme la page avec la même stucture que la page d'accueil</text:span></text:p>
        </text:list-item>
        <text:list-item>
          <text:p text:style-name="P50"><text:span text:style-name="T51">Ajouter un bouton permettant d'accéder à la page </text:span><text:span text:style-name="T37">agenda-edit.html</text:span></text:p>
        </text:list-item>
        <text:list-item>
          <text:p text:style-name="P50"><text:span text:style-name="T51">Sur toutes les pages, configurer le lien "Agenda" de la barre de navigation afin qu'il pointe sur cette page.</text:span></text:p>
        </text:list-item>
      </text:list>
      <text:p text:style-name="P51"><text:span text:style-name="T51"/></text:p>
      <text:p text:style-name="P51"><text:span text:style-name="T51">Page </text:span><text:span text:style-name="T32">agenda-edit.html</text:span></text:p>
      <text:p text:style-name="P52"><text:span text:style-name="T52">Cette page se présente sous la forme de deux listes (conférences disponibles, conférences sélectionnées). L'utilisateur peut glisser les conférences d'une liste à l'autre pour établir son programme.</text:span></text:p>
      <text:p text:style-name="P55"><text:span text:style-name="T54">Le code permettant de charger la liste initiale des conférences est fourni.</text:span></text:p>
      <text:list xml:id="list1830260185697572150" text:style-name="L20">
        <text:list-item>
          <text:p text:style-name="P53"><text:span text:style-name="T50">Mettre en forme la page avec la même stucture que la page d'accueil</text:span></text:p>
        </text:list-item>
        <text:list-item>
          <text:p text:style-name="P53"><text:span text:style-name="T53">Ajuster les styles CSS pour que les deux listes soient présentées l'une à côté de l'autre (gauche/droite)</text:span></text:p>
        </text:list-item>
        <text:list-item>
          <text:p text:style-name="P56"><text:span text:style-name="T53">Mettre en œuvre les API Drag&amp;Drop pour autoriser le déplacement des conférences entre les deux listes. <text:line-break/></text:span><text:span text:style-name="T55">Astuces : <text:line-break/>- </text:span><text:span text:style-name="T54">N'oubliez pas de gérer les événements </text:span><text:span text:style-name="T26">ondragenter</text:span><text:span text:style-name="T54"> et </text:span><text:span text:style-name="T38">ondragover</text:span><text:span text:style-name="T54"> !<text:line-break/></text:span><text:span text:style-name="T55">- Passez l'ID de la conférence en méta-donnée du drag&amp;drop, afin de pouvoir rattacher la puce correspondante à la liste de destination</text:span></text:p>
        </text:list-item>
        <text:list-item>
          <text:p text:style-name="P53"><text:span text:style-name="T53">Ecouter les événements liés au Drag&amp;Drop afin de fournir un </text:span><text:span text:style-name="T46">feedback</text:span><text:span text:style-name="T53"> visuel à l'utilisateur (modification des styles graphiques)</text:span></text:p>
        </text:list-item>
      </text:list>
      <text:p text:style-name="P54"><text:span text:style-name="T53"/></text:p>
      <text:p text:style-name="Standard"/>
      <text:p text:style-name="Standard"/>
      <text:h text:style-name="P65" text:outline-level="1">Local Storage et mode offline</text:h>
      <text:p text:style-name="P57"><text:span text:style-name="T57">Maintenant que l'utilisateur a choisi les conférences auxquelles il souhaite assister, nous allons pouvoir afficher le récapitulatif dans la page </text:span><text:span text:style-name="T38">agenda.html</text:span><text:span text:style-name="T57">.</text:span></text:p>
      <text:p text:style-name="P57"><text:span text:style-name="T58"/></text:p>
      <text:p text:style-name="P58"><text:span text:style-name="T58">L'utilisateur apprécierait de retrouver sa sélection en revenant sur l'application, et aimerait pouvoir consulter les informations des conférences hors ligne. <text:line-break/>Pour cela, nous ferons appel aux API de stockage du navigateur, et au cache applicatif.</text:span></text:p>
      <text:p text:style-name="P58"><text:span text:style-name="T58"/></text:p>
      <text:h text:style-name="P70" text:outline-level="2"><text:span text:style-name="T56">LocalStorage</text:span></text:h>
      <text:p text:style-name="P58"><text:span text:style-name="T58">La liste des conférences devant persister entre deux sessions de navigation, nous allons utiliser l'API LocalStorage.</text:span></text:p>
      <text:p text:style-name="P58"><text:span text:style-name="T58">La clé de stockage d'une conférence sera son ID, et la valeur associée à cette clé sera </text:span><text:span text:style-name="T59">s</text:span><text:span text:style-name="T58">a </text:span><text:span text:style-name="T59">catégorie </text:span><text:span text:style-name="T39">(cette information nous servira lors du prochain exercice).</text:span></text:p>
      <text:p text:style-name="P63"><text:span text:style-name="T58"/></text:p>
      <text:p text:style-name="P58"><text:span text:style-name="T58">Au niveau de la page </text:span><text:span text:style-name="T33">agenda-edit.html</text:span></text:p>
      <text:list xml:id="list6692634543975282546" text:style-name="L23">
        <text:list-item>
          <text:p text:style-name="P59"><text:span text:style-name="T58">Complétez les fonctions gérant le drag&amp;d</text:span><text:span text:style-name="T61">r</text:span><text:span text:style-name="T58">op afin </text:span><text:span text:style-name="T59">de sauvegarder la liste des conférences sélectionnées (ajout/suppression </text:span><text:span text:style-name="T62">en fonction de la liste cible</text:span><text:span text:style-name="T59">)</text:span></text:p>
        </text:list-item>
        <text:list-item>
          <text:p text:style-name="P60"><text:span text:style-name="T60">Au chargement de la page, appelez la méthode </text:span><text:span text:style-name="T38">loadData()</text:span><text:span text:style-name="T60"> (à compléter) afin de peupler correctement les deux listes </text:span><text:span text:style-name="T63">(lors de la boucle sur les conférences, il suffit de vérifier si leur ID fait partie des IDs sauvegardés)</text:span></text:p>
        </text:list-item>
      </text:list>
      <text:p text:style-name="P58"><text:span text:style-name="T59"/></text:p>
      <text:p text:style-name="P61"><text:span text:style-name="T59">Dans la page </text:span><text:span text:style-name="T33">agenda.html</text:span></text:p>
      <text:list xml:id="list3519973453981850079" text:style-name="L24">
        <text:list-item>
          <text:p text:style-name="P62"><text:span text:style-name="T60">Au chargement de la page, appelez la méthode </text:span><text:span text:style-name="T38">loadDataInAgenda()</text:span><text:span text:style-name="T60"> (à compléter) afin d'afficher la liste des conférences sélectionnées </text:span><text:span text:style-name="T63">(même technique que précédemment).</text:span></text:p>
        </text:list-item>
      </text:list>
      <text:p text:style-name="Standard"/>
      <text:h text:style-name="Heading_20_2" text:outline-level="2"><text:span text:style-name="T64">Cache de ressources</text:span></text:h>
      <text:p text:style-name="Standard">Mettre les pages <text:span text:style-name="T38">agenda.html</text:span><text:span text:style-name="T64">,</text:span> <text:span text:style-name="T38">agenda-edit.html</text:span> ainsi que les scripts et ressources nécessaires en cache. </text:p>
      <text:p text:style-name="Standard"/>
      <text:h text:style-name="Heading_20_2" text:outline-level="2"><text:span text:style-name="T64">Bonus</text:span></text:h>
      <text:p text:style-name="P42"><text:span text:style-name="T1">Ajouter la possibilité d'enregistrer les valeurs du formulaire de la page inscription. (Ajouter un bouton </text:span><text:span text:style-name="T38">submit</text:span><text:span text:style-name="T1"> qui ne propose pas de validation de contenu)</text:span></text:p>
      <text:h text:style-name="P65" text:outline-level="1"><text:span text:style-name="T65">M</text:span>ultimédia <text:span text:style-name="T65">et Canvas</text:span></text:h>
      <text:p text:style-name="P64"><text:span text:style-name="T65">Pour terminer, nous allons ajouter une dimension multimédia à notre application.</text:span></text:p>
      <text:p text:style-name="P64"><text:span text:style-name="T65">Tout d'abord en intégrant une vidéo au sein d'une page (sans plugin), puis en tirant parti du Canvas pour </text:span><text:span text:style-name="T66">visualiser</text:span><text:span text:style-name="T65"> </text:span><text:span text:style-name="T66">la popularité des différentes catégories de conférences.</text:span></text:p>
      <text:p text:style-name="P64"/>
      <text:h text:style-name="P71" text:outline-level="2"><text:span text:style-name="T65">Intégration d'une vidéo</text:span></text:h>
      <text:p text:style-name="P4"><text:span text:style-name="T66">Dans la page </text:span><text:span text:style-name="T33">index.html</text:span>, <text:span text:style-name="T66">intégrez une vidéo dans un article.</text:span></text:p>
      <text:p text:style-name="P17"><text:span text:style-name="T66">Le fichier vidéo est fourni dans le répertoire </text:span><text:span text:style-name="T33">ressources/vidéo</text:span><text:span text:style-name="T66">.</text:span></text:p>
      <text:p text:style-name="P4"/>
      <text:h text:style-name="Heading_20_2" text:outline-level="2"><text:span text:style-name="T65">Manipulation du Canvas</text:span></text:h>
      <text:p text:style-name="P19"><text:span text:style-name="T66">Dans la page </text:span><text:span text:style-name="T33">agenda.html</text:span>, <text:span text:style-name="T66">nous allons créer un graphique à barres pour représenter la </text:span>répartition des conférences choisies par catégorie.</text:p>
      <text:p text:style-name="P19"><text:span text:style-name="T68">Par exemple, la catégorie web peut représenter 40% des conférences sélectionnées.</text:span></text:p>
      <text:p text:style-name="P17"/>
      <text:p text:style-name="P18"><text:span text:style-name="T67">Dans le fichier </text:span><text:span text:style-name="T33">loadData.js</text:span><text:span text:style-name="T67">, la variable liste contient le nombre de conférences sélectionnées par l'utilisateur, par catégorie. </text:span><text:span text:style-name="T68">Une simple règle de trois suffira donc à calculer la popularité relative de chaque catégorie.</text:span></text:p>
      <text:p text:style-name="P19"><text:span text:style-name="T68">Utilisez l'API Canvas pour tracer un graphique en barres à partir de ces valeurs.</text:span></text:p>
      <text:p text:style-name="P4"/>
      <text:p text:style-name="P4">Bonus : animer le graphique lors du chargement de la page.</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Inconsolata" svg:font-family="Inconsolata"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2" draw:display-name="Hatching 2" draw:style="single" draw:color="#000000" draw:distance="0.011cm" draw:rotation="0"/>
    <draw:hatch draw:name="Hatching_20_3" draw:display-name="Hatching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justify" style:justify-single-word="false" fo:orphans="2" fo:widows="2" style:writing-mode="lr-tb"/>
      <style:text-properties fo:color="#333333" style:font-name="Arial1"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style:contextual-spacing="false" fo:text-indent="0cm" style:auto-text-indent="false" style:page-number="auto" fo:break-before="page" fo:padding="0cm" fo:border="none" style:shadow="none" fo:keep-with-next="always"/>
      <style:text-properties style:font-name="Arial" fo:font-size="24pt"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2cm" fo:margin-bottom="0.42cm" style:contextual-spacing="false" fo:text-indent="0cm" style:auto-text-indent="false" style:page-number="auto" fo:background-color="transparent" style:shadow="none" fo:keep-with-next="always">
        <style:tab-stops/>
        <style:background-image/>
      </style:paragraph-properties>
      <style:text-properties style:font-name="Arial" fo:font-size="18pt" fo:font-style="normal"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style:contextual-spacing="false"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_20_Java" style:display-name="Code Java" style:family="paragraph" style:parent-style-name="Standard" style:master-page-name="">
      <style:paragraph-properties fo:margin-left="0.101cm" fo:margin-right="0.101cm" fo:margin-top="0cm" fo:margin-bottom="0cm" style:contextual-spacing="false"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Style_20_par_20_aut" style:display-name="Style par aut"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style:num-suffix=" : " style:num-format="1">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8</text:page-number> / <text:page-count>8</text:page-count><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1</dc:title>
    <meta:initial-creator>CAZ</meta:initial-creator>
    <meta:creation-date>2006-04-16T16:58:00</meta:creation-date>
    <dc:date>2013-05-29T18:20:58</dc:date>
    <meta:printed-by>laurent delvaux</meta:printed-by>
    <meta:print-date>2008-01-24T12:08:00</meta:print-date>
    <dc:language>fr-FR</dc:language>
    <meta:editing-cycles>207</meta:editing-cycles>
    <meta:editing-duration>P5DT10H16S</meta:editing-duration>
    <dc:creator>Olivier </dc:creator>
    <meta:document-statistic meta:table-count="0" meta:image-count="0" meta:object-count="0" meta:page-count="8" meta:paragraph-count="114" meta:word-count="1389" meta:character-count="8760" meta:non-whitespace-character-count="7527"/>
    <meta:user-defined meta:name="Info 1"/>
    <meta:user-defined meta:name="Info 2"/>
    <meta:user-defined meta:name="Info 3"/>
    <meta:user-defined meta:name="Info 4"/>
  </office:meta>
</office:document-meta>
</file>